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t_5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s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icken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         Arbeitsam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29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hrenbachalle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48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rarlberger 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6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hbank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7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Ih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rkofenstraße 6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6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dorfstraße/Im Roßschwei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1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1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Niederhausen-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ße/Neustädt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meindeha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Weiswei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Lä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ar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aße/Hir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ankste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